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E80000014D7D991130357FDBF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4.994cm" svg:x="0cm" svg:y="0.006cm">
          <draw:image xlink:href="Pictures/10000201000003E80000014D7D991130357FDBFD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6-20T14:19:52.746034403</dc:date>
    <meta:editing-duration>PT3M33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